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A&amp;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r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rts &amp; Cultu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rts &amp; Entertain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rts And Cultu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rts And Entertain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t Hom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t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t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to Review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st o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iolog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o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og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ok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sines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usiness School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lenda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pit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istr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ity &amp; Reg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ity And Reg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lumnis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ed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mentar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munit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munit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munity Calenda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anies &amp; Industr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mpanies and Industr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tes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tests/Promotion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untry Morn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ultu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ultu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ath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sig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art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atPlayLi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a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duc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ection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ergy/Environ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ertain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tertainment/Lif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ve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mily Matte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sh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shion &amp; Sty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shion And Sty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eatu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l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od &amp; Drin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od &amp; Fu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od And Drin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od And Fu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od+Drin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utu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lobal Economic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ust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lt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Healthwi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althy Liv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ova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ovation &amp; Desig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novation And Desig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vestigation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vestigati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ssu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usti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f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fe &amp; Ar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fe &amp; Cultu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fe And Ar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festy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festyl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v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oca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ocal New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rket Dat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rketpla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rke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rkets &amp; Fina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rkets And Fina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di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ne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rn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vie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ultiMedi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usi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tion Now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eighborhoo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ew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ews Headlin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ews+Featur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bi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bituar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n-Ai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pin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pinion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ur Town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utdoor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spectiv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ot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oto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otos/Vide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ysic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litic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litics &amp; Polic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litics and Polic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omotion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al Esta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lig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staura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e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ien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ree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ciet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ac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ecial Repor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or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a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y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nri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.V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c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ch/Biz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chnolog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hings To D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oda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ffi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ave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e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V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V &amp; Vide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V And Vide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.S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.S./Worl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.S.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de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deo &amp; Multimedi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deo and Multimedi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deo/Pic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ew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oic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eath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eeke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eir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orl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Worldpost</text:p>
          </table:table-cell>
          <table:table-cell office:value-type="float" office:value="1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A104857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 style:data-style-name="N2" text:time-value="0000-00-00T01:25:30.5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0T13:09:48.15</meta:creation-date>
    <meta:generator>LibreOffice/3.6$Windows_x86 LibreOffice_project/da8c1e6-fd468f4-454e206-f42a4a9-143cfd</meta:generator>
    <dc:date>2014-02-19T01:25:58.41</dc:date>
    <meta:editing-duration>P0D</meta:editing-duration>
    <meta:editing-cycles>2</meta:editing-cycles>
    <meta:document-statistic meta:table-count="1" meta:cell-count="310" meta:object-count="0"/>
  </office:meta>
</office:document-meta>
</file>